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19f" officeooo:paragraph-rsid="000ab1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*****************</text:p>
      <text:p text:style-name="P1">//SJ Guillaume</text:p>
      <text:p text:style-name="P1">//CMPSC</text:p>
      <text:p text:style-name="P1">//4 September 2014</text:p>
      <text:p text:style-name="P1">//Lab 1</text:p>
      <text:p text:style-name="P1">//</text:p>
      <text:p text:style-name="P1">//</text:p>
      <text:p text:style-name="P1">//Listing 1.1 from Lewis and Loftus, slightly modified. </text:p>
      <text:p text:style-name="P1">//Demonstrates the basic structure of a java application. </text:p>
      <text:p text:style-name="P1">//******************</text:p>
      <text:p text:style-name="P1">import java.util.Date;</text:p>
      <text:p text:style-name="P1"/>
      <text:p text:style-name="P1">public class Lab1</text:p>
      <text:p text:style-name="P1">{</text:p>
      <text:p text:style-name="P1"><text:tab/>public static void main(String[] args)</text:p>
      <text:p text:style-name="P1"><text:tab/>{</text:p>
      <text:p text:style-name="P1"><text:tab/><text:tab/>System.out.println("SJ Guillaume " + new Date());</text:p>
      <text:p text:style-name="P1"><text:tab/><text:tab/>System.out.println("Lab1");</text:p>
      <text:p text:style-name="P1"/>
      <text:p text:style-name="P1"><text:tab/><text:tab/>//-----------------</text:p>
      <text:p text:style-name="P1"><text:tab/><text:tab/>//Prints words of wisdom</text:p>
      <text:p text:style-name="P1"><text:tab/><text:tab/>//-----------------</text:p>
      <text:p text:style-name="P1"/>
      <text:p text:style-name="P1"><text:tab/><text:tab/>System.out.println("Advice from James Gosling, creator of Java:");</text:p>
      <text:p text:style-name="P1"><text:tab/><text:tab/>System.out.println("Don't be intimidated--give it a try!");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21:19:45.771874917</meta:creation-date>
    <meta:print-date>2014-09-07T21:20:27.786738810</meta:print-date>
    <dc:date>2014-09-07T21:21:10.777733389</dc:date>
    <meta:editing-duration>P0D</meta:editing-duration>
    <meta:editing-cycles>1</meta:editing-cycles>
    <meta:document-statistic meta:table-count="0" meta:image-count="0" meta:object-count="0" meta:page-count="1" meta:paragraph-count="24" meta:word-count="69" meta:character-count="564" meta:non-whitespace-character-count="501"/>
    <meta:generator>LibreOffice/4.2.6.3$Linux_X86_64 LibreOffice_project/420m0$Build-3</meta:generator>
  </office:meta>
</office:document-meta>
</file>